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B2000001EF094FEF5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line-height-at-least="0.176cm"/>
      <style:text-properties fo:color="#ff0000" fo:font-family="FontAwesome" style:font-pitch="variable" fo:font-size="48pt" style:font-size-asian="48pt" style:font-size-complex="27.2000007629395pt"/>
    </style:style>
    <style:style style:name="P3" style:family="paragraph">
      <style:text-properties fo:color="#ff0000"/>
    </style:style>
    <style:style style:name="T1" style:family="text">
      <style:text-properties fo:color="#ff0000" style:text-outline="false" style:text-line-through-style="none" fo:font-family="FontAwesome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27.200000762939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249cm" svg:x="0cm" svg:y="0.022cm">
          <draw:image xlink:href="Pictures/10000201000003B2000001EF094FEF52.png" xlink:type="simple" xlink:show="embed" xlink:actuate="onLoad">
            <text:p/>
          </draw:image>
        </draw:frame>
        <draw:frame draw:style-name="gr2" draw:text-style-name="P3" draw:layer="layout" svg:width="1.954cm" svg:height="1.978cm" svg:x="2.348cm" svg:y="0.8cm">
          <draw:text-box>
            <text:p text:style-name="P2"><text:span text:style-name="T1">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6-03T16:35:58</dc:date>
    <dc:creator>Mark Gable</dc:creator>
    <meta:document-statistic meta:object-count="2"/>
    <meta:generator>OpenOffice/4.1.1$Unix OpenOffice.org_project/411m6$Build-9775</meta:generator>
  </office:meta>
</office:document-meta>
</file>